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06</text:p>
      <text:p text:style-name="P1"/>
      <text:p text:style-name="P2">Etap I</text:p>
      <text:p text:style-name="P2"/>
      <text:p text:style-name="P3">na ktorym morzu leży wyspa Rodos <text:s text:c="61"/><text:span text:style-name="T1"><text:s text:c="2"/>Egejskie</text:span></text:p>
      <text:p text:style-name="P3">przez jakie ó szkatułka</text:p>
      <text:p text:style-name="P3">w ktorym roku lotnictwo japońskie zaatakował pearl Harbor <text:s text:c="25"/><text:span text:style-name="T1"><text:s/>1941</text:span></text:p>
      <text:p text:style-name="P3">co leci tam gdzie rąbią drwa <text:s text:c="77"/><text:span text:style-name="T1"><text:s/>wióry</text:span></text:p>
      <text:p text:style-name="P3">z ilu komórek zbudowane są pierwotniaki <text:s text:c="56"/><text:span text:style-name="T1">jednej</text:span></text:p>
      <text:p text:style-name="P3">jakim skrótem oznaczamy podatek od wartości dodanej <text:s text:c="32"/><text:span text:style-name="T1"><text:s text:c="2"/>VAT</text:span></text:p>
      <text:p text:style-name="P3">jak miał na imię Lem <text:s text:c="87"/><text:span text:style-name="T1"><text:s text:c="2"/>Stanisław</text:span></text:p>
      <text:p text:style-name="P3">czy komitet helsiński jest organizacją zależna od rządu <text:s text:c="35"/><text:span text:style-name="T1"><text:s/>NIE </text:span></text:p>
      <text:p text:style-name="P3">jaki kolor mają dojrzałe owoce głogu <text:s text:c="64"/>c<text:span text:style-name="T1">zerwone</text:span></text:p>
      <text:p text:style-name="P3">czy karpiówka to rodzaj potrawy z karpia <text:s text:c="58"/><text:span text:style-name="T1">NIE </text:span></text:p>
      <text:p text:style-name="P3">w którym mieście stoi Empire State building <text:s text:c="53"/><text:span text:style-name="T1">NYC</text:span></text:p>
      <text:p text:style-name="P3">czy liczba pi jest <text:s/>liczbą dodatnią </text:p>
      <text:p text:style-name="P3">ile strun mają skrzypce <text:s text:c="86"/><text:span text:style-name="T1"><text:s/>cztery</text:span></text:p>
      <text:p text:style-name="P3">Paragwaj graniczy z 3 państwami wymień dwa <text:s text:c="11"/><text:span text:style-name="T1">Argentyna, Brazylia, Boliwia</text:span></text:p>
      <text:p text:style-name="P3">które słowo jest antonimem słowa dobro <text:s text:c="59"/><text:span text:style-name="T1"><text:s text:c="2"/>zło</text:span></text:p>
      <text:p text:style-name="P3">jak nazywa się wspólna waluta większości państw UE <text:s text:c="38"/><text:span text:style-name="T1"><text:s/>euro</text:span></text:p>
      <text:p text:style-name="P3">waltornia to instrument dęty czy szarpany <text:s text:c="58"/><text:span text:style-name="T1"><text:s/>dęty</text:span></text:p>
      <text:p text:style-name="P3">która drużyna została mistrzem Polski w 2013 <text:s text:c="43"/><text:span text:style-name="T1"><text:s/>Legia Warszawa</text:span></text:p>
      <text:p text:style-name="P3">jak nazywa się ozdoba przypinana do ucha nie wymagająca przekłuwania <text:s text:c="7"/><text:span text:style-name="T1"><text:s text:c="2"/>klips</text:span></text:p>
      <text:p text:style-name="P2"/>
      <text:p text:style-name="P2">Etap II</text:p>
      <text:p text:style-name="P2"/>
      <text:p text:style-name="P3">nadwzroczność ma osoba potocznie określana jako dalekowidz czy krótkowidz <text:s text:c="5"/><text:span text:style-name="T1">daleko</text:span> </text:p>
      <text:p text:style-name="P3">w którym mieście można oglądać ruiny term Karakalli <text:s text:c="42"/><text:span text:style-name="T1"><text:s text:c="2"/>Rzym</text:span></text:p>
      <text:p text:style-name="P3">co wg przysłowia mówiły jaskółki <text:s text:c="58"/><text:span text:style-name="T1"><text:s text:c="3"/>niedobre spółki</text:span></text:p>
      <text:p text:style-name="P3">Nike to w mitologii greckiej bogini zwycięstwa a w rzymskiej <text:s text:c="30"/><text:span text:style-name="T1"><text:s/>Wiktoria</text:span></text:p>
      <text:p text:style-name="P3">w którym państwie wynaleziono papier <text:s text:c="67"/><text:span text:style-name="T1"><text:s/>Chiny</text:span></text:p>
      <text:p text:style-name="P3">w którym miesiący zmieniamy czas letni na zimowy <text:s text:c="40"/><text:span text:style-name="T1"><text:s text:c="2"/>październik</text:span></text:p>
      <text:p text:style-name="P3">Rzeczposopolita obojga narodów to określenie Polski z którym państwem <text:s text:c="9"/><text:span text:style-name="T1"><text:s/>Litwa</text:span></text:p>
      <text:p text:style-name="P3">bór to las iglasty czy liściasty <text:s text:c="80"/><text:span text:style-name="T1"><text:s/>iglasty</text:span></text:p>
      <text:p text:style-name="P3">które państwo zostało podzielone wzdłuż 38 równoleżnika <text:s text:c="31"/><text:span text:style-name="T1"><text:s text:c="3"/>Korea</text:span></text:p>
      <text:p text:style-name="P3">czy goniec i skoczek to w szachach ta sama figura <text:s text:c="46"/><text:span text:style-name="T1"><text:s text:c="2"/>NIE </text:span></text:p>
      <text:p text:style-name="P3">w którym roku car Mikołaj II został zamordowany przez bolszewików <text:s text:c="15"/><text:span text:style-name="T1"><text:s/>1918</text:span></text:p>
      <text:p text:style-name="P3">ile par odnóży ma pszczoła <text:s text:c="86"/><text:span text:style-name="T1">trzy </text:span></text:p>
      <text:p text:style-name="P3">jak nazywa się przymusowe, czasowe odosobnienie ludzi <text:s text:c="30"/><text:span text:style-name="T1"><text:s/>kwarantanna</text:span></text:p>
      <text:p text:style-name="P3">jak ma na imię <text:s text:c="2"/>Rambo <text:s text:c="91"/><text:span text:style-name="T1">John</text:span></text:p>
      <text:p text:style-name="P3">międzynarodowy kod złotego PLN, a dolara <text:s text:c="37"/><text:span text:style-name="T1"><text:s text:c="4"/>USD</text:span></text:p>
      <text:p text:style-name="P3">addagio to tempo powolne czy szybkie <text:s text:c="48"/><text:span text:style-name="T1"><text:s text:c="2"/>wolne</text:span></text:p>
      <text:p text:style-name="P3">hinayana i mahayana to nurty której religii <text:s text:c="43"/><text:span text:style-name="T1"><text:s/>buddyzmu</text:span></text:p>
      <text:p text:style-name="P3">Bóbr jest lewym dopływem której rzeki <text:s text:c="47"/><text:span text:style-name="T1"><text:s text:c="2"/>Odry</text:span></text:p>
      <text:p text:style-name="P3">czy cynober to kolor czerwony czy niebieski <text:s text:c="40"/><text:span text:style-name="T1"><text:s/>czerwon</text:span>y</text:p>
      <text:p text:style-name="P3">ekuz wydawany przez NFZ to europejskie karty czego <text:s text:c="19"/><text:span text:style-name="T1"><text:s text:c="2"/>ubezpieczenia zdrow</text:span></text:p>
      <text:p text:style-name="P3">bo kto przysięgę naruszy <text:s text:c="73"/><text:span text:style-name="T1"><text:s/>Świtezianka</text:span></text:p>
      <text:p text:style-name="P3"><text:soft-page-break/>jakie pokrewieństwo Katarzyna Medycejszka i Henryk Walezy <text:s text:c="14"/><text:span text:style-name="T1"><text:s/>Matka i syn</text:span></text:p>
      <text:p text:style-name="P3">Sumatra to wyspa w pobliżu którego kontynentu <text:s text:c="37"/><text:span text:style-name="T1"><text:s text:c="2"/>Azja</text:span></text:p>
      <text:p text:style-name="P3">czy Koran został napisany za życia Mahometa czy po <text:s/>śmierci <text:s text:c="16"/><text:span text:style-name="T1"><text:s/>po śmierci</text:span></text:p>
      <text:p text:style-name="P3">kto pierwszy w 1662 wysunął koncepcję korpuskularnej natury światła <text:s text:c="3"/><text:span text:style-name="T1">Newton</text:span></text:p>
      <text:p text:style-name="P3">czy Serbowie nalezą do grupy ludów słowiańskich <text:s text:c="30"/><text:span text:style-name="T1"><text:s/>TAK</text:span></text:p>
      <text:p text:style-name="P3">wokalistą którego zespolu rockowego jest Axel Rose <text:s text:c="27"/><text:span text:style-name="T1">Guns'n'roses</text:span></text:p>
      <text:p text:style-name="P3">jak nazywa się metoda łowienia ryb przez zarzucanie <text:s text:c="26"/><text:span text:style-name="T1"><text:s/>spinning</text:span></text:p>
      <text:p text:style-name="P3">czy noworodki szczepi się przeciwko gruźlicy <text:s text:c="37"/><text:span text:style-name="T1"><text:s/>TAK</text:span></text:p>
      <text:p text:style-name="P3">jak miał na imię Velazquez <text:s text:c="67"/><text:span text:style-name="T1"><text:s/>Diego</text:span></text:p>
      <text:p text:style-name="P3">jak nazywa się terytorium państwa otoczone ze wszystkich stron lądu terytorium innego państwa <text:s text:c="96"/><text:span text:style-name="T1">enklawa</text:span></text:p>
      <text:p text:style-name="P3">jak brzmi pełny tytuł deklaracji uchwalonej przez ONZ <text:s text:c="18"/></text:p>
      <text:p text:style-name="P3">Powszechna Deklaracja Praw Człowiek</text:p>
      <text:p text:style-name="P3">przedrostek kilo oznacza dziesięc do której potęgi <text:s text:c="28"/><text:span text:style-name="T1"><text:s/>trzeciej</text:span></text:p>
      <text:p text:style-name="P3">woda królewska to mieszanina których kwasów <text:s text:c="32"/><text:span text:style-name="T1">solny i azotowy</text:span></text:p>
      <text:p text:style-name="P3">które miasto było siedzibą Medyceuszów <text:s text:c="42"/><text:span text:style-name="T1"><text:s/>Florencja</text:span></text:p>
      <text:p text:style-name="P3">wymień dwa państwa przez które przepływa Dniepr <text:s text:c="25"/><text:span text:style-name="T1"><text:s/>Rosja, BLR, UKR</text:span></text:p>
      <text:p text:style-name="P3">ultradźwięki to tony niskie czy wysokie <text:s text:c="42"/><text:span text:style-name="T1">wysokie</text:span></text:p>
      <text:p text:style-name="P3">jaki kryptonim miał plan napaści Niemiec na Polsckę <text:s text:c="19"/><text:span text:style-name="T1"><text:s/>Fall weis</text:span></text:p>
      <text:p text:style-name="P3">ktory pisarz w 1928 osiadł w majątku Stawisko <text:s text:c="30"/><text:span text:style-name="T1">Iwaszkiewicz</text:span></text:p>
      <text:p text:style-name="P3">która księga pięcioksięgu opowiada o Mojżeszy, plagach, <text:s text:c="16"/><text:span text:style-name="T1">Wyjścia</text:span></text:p>
      <text:p text:style-name="P3">jak długo w starożytnym Rzymie mogła trwać kadencja dyktatora <text:s/><text:span text:style-name="T1"><text:s text:c="2"/>pół roku</text:span></text:p>
      <text:p text:style-name="P3">jak nazywał się używany dawniej gramofon akustyczny <text:s text:c="15"/><text:span text:style-name="T1"><text:s/>patefon</text:span></text:p>
      <text:p text:style-name="P3">w którym wieku ustalono pełną sekwencję genomu człowieka <text:s text:c="6"/><text:span text:style-name="T1">XXI w.</text:span></text:p>
      <text:p text:style-name="P3">jak nazywał się współtwórca piwnicy pod baranami <text:s text:c="22"/><text:span text:style-name="T1">Piotr Skrzynecki</text:span></text:p>
      <text:p text:style-name="P3">wizytówką którego miasta jest Gejtwi Arch <text:s text:c="34"/><text:span text:style-name="T1"><text:s text:c="2"/>Saint Luiz</text:span></text:p>
      <text:p text:style-name="P3">jak miał na imię CZeśnik Raptusiewicz <text:s text:c="41"/><text:span text:style-name="T1"><text:s/>Maciej</text:span></text:p>
      <text:p text:style-name="P3">który stopień w artylerii odpowiada sierżantowi w piechocie <text:s text:c="7"/><text:span text:style-name="T1"><text:s/>ogniomistrz</text:span></text:p>
      <text:p text:style-name="P3">jak brzmi polski odpowiednik gwiazdozbioru Lepus <text:s text:c="22"/><text:span text:style-name="T1"><text:s/>zając</text:span></text:p>
      <text:p text:style-name="P3">w ktorym mieście urodził się Ryszard Wagner <text:s text:c="32"/><text:span text:style-name="T1"><text:s/>Lipsk</text:span></text:p>
      <text:p text:style-name="P3">puklerz to tarcza czy rodzaj szabli <text:s text:c="51"/><text:span text:style-name="T1"><text:s/>tarcza</text:span></text:p>
      <text:p text:style-name="P3">Ignacy Prądzyński był autorem dużego kanału w Polsce, którego <text:s text:c="2"/><text:span text:style-name="T1">augustowski</text:span></text:p>
      <text:p text:style-name="P3">w którym państwie ma główną siedzibę ANSA <text:s text:c="31"/><text:span text:style-name="T1">Włochy</text:span></text:p>
      <text:p text:style-name="P3">ile lat panował Ludwik XIV <text:s text:c="60"/><text:span text:style-name="T1">70 lat</text:span></text:p>
      <text:p text:style-name="P2"/>
      <text:p text:style-name="P2">Etap III</text:p>
      <text:p text:style-name="P2"/>
      <text:p text:style-name="P3">jak miał na imię Rzecki <text:s text:c="64"/><text:span text:style-name="T1"><text:s text:c="2"/>Ignacy</text:span></text:p>
      <text:p text:style-name="P3">terytorium którego państwa niemieckiego było większe <text:s text:c="15"/><text:span text:style-name="T1">RFN</text:span></text:p>
      <text:p text:style-name="P3">przez jakie ż piszemy wiraż i witraż</text:p>
      <text:p text:style-name="P3">o kim Seneka młodszy powiedział zrodzone aby cierpieć <text:s text:c="12"/><text:span text:style-name="T1"><text:s/>kobiety</text:span></text:p>
      <text:p text:style-name="P3">jak nazywał się apostoł którem Jezus przyznał pierszeńśtwo <text:s text:c="8"/><text:span text:style-name="T1">Piotr</text:span></text:p>
      <text:p text:style-name="P3">na którym kontynencie można spotkać kolczatki <text:s text:c="27"/><text:span text:style-name="T1">Australia</text:span></text:p>
      <text:p text:style-name="P3">GMO to rośliny modyfikowane genetycznie czy chemicznie <text:s text:c="8"/><text:span text:style-name="T1">genetycznie</text:span></text:p>
      <text:p text:style-name="P3">eduskunta to jednoizbowy parlament którego europejskiego państwa <text:s text:c="6"/><text:span text:style-name="T1">Finlandii</text:span></text:p>
      <text:p text:style-name="P3">w którym PN masyw Trzy Korony <text:s text:c="49"/><text:span text:style-name="T1">Pieniński</text:span></text:p>
      <text:p text:style-name="P3">jak brzmi potoczna nazwa Zakonu Szpitala <text:s text:c="36"/><text:span text:style-name="T1">Krzyżacy</text:span></text:p>
      <text:p text:style-name="P3">czy owocówka jabłkóweczka jest sprzymierzeńcem sadowników <text:s text:c="2"/><text:span text:style-name="T1"><text:s/>szkodnikiem</text:span></text:p>
      <text:p text:style-name="P3"><text:soft-page-break/>jak nazywała się szwedzka autorka, autorka Pippi Langstrumpf <text:s text:c="13"/><text:span text:style-name="T1">Astrid Lindgren</text:span></text:p>
      <text:p text:style-name="P3">w którym państwie leży miasto Hajfa <text:s text:c="57"/>I<text:span text:style-name="T1">zrael</text:span></text:p>
      <text:p text:style-name="P3">którą żoną Henryka VIII była Katarzyna par <text:s text:c="41"/><text:span text:style-name="T1"><text:s/>szóstą, ostatnią</text:span></text:p>
      <text:p text:style-name="P3">jak nazywała się muza poezji epickiej <text:s text:c="56"/><text:span text:style-name="T1">Kaliope</text:span></text:p>
      <text:p text:style-name="P3">w którym wieku żył Jan Kochanowski <text:s text:c="55"/><text:span text:style-name="T1">XVI w</text:span>.</text:p>
      <text:p text:style-name="P3">w którym państwie wznosi się pasmo Dolomity <text:s text:c="40"/><text:span text:style-name="T1"><text:s/>Włochy</text:span></text:p>
      <text:p text:style-name="P3">Wellin to inaczej wysokogatunkowa skóra czy papier <text:s text:c="31"/><text:span text:style-name="T1"><text:s/>papier</text:span></text:p>
      <text:p text:style-name="P3">na którym kontynencie znajduje się bezodpływowe jezioro Asan <text:s text:c="13"/><text:span text:style-name="T1"><text:s/>Afryka </text:span></text:p>
      <text:p text:style-name="P3">kto krzyknął Eureka <text:s text:c="83"/><text:span text:style-name="T1"><text:s/>Archimedes</text:span></text:p>
      <text:p text:style-name="P3">skrót LCD oznacza jaki ekran <text:s text:c="66"/><text:span text:style-name="T1">ciekłokrystaliczny</text:span></text:p>
      <text:p text:style-name="P3">jakie imię nosił Kędzierzawy <text:s text:c="79"/><text:span text:style-name="T1"><text:s/>Bolesław</text:span> <text:s text:c="59"/></text:p>
      <text:p text:style-name="P3">jak nazywa się ssak morski o masywnym ciele i wielkich kłach, koń morski <text:s text:c="10"/><text:span text:style-name="T1">mo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31T01:18:56.21</meta:creation-date>
    <meta:document-statistic meta:table-count="0" meta:image-count="0" meta:object-count="0" meta:page-count="3" meta:paragraph-count="100" meta:word-count="782" meta:character-count="8802"/>
    <dc:date>2014-08-31T01:58:36.15</dc:date>
    <meta:editing-duration>PT00H09M19S</meta:editing-duration>
    <meta:editing-cycles>1</meta:editing-cycles>
    <meta:generator>OpenOffice.ux.pl/3.1$Win32 OpenOffice.org_project/310m11$Build-39399</meta:generator>
  </office:meta>
</office:document-meta>
</file>